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nderer.renderFlow( NormalFlow f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Renderer.renderInlineAreaBackAndBorders( InlineArea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nderer.processOffDocumentItem( OffDocumentItem oD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Renderer.isDetailed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nderer.startPageSequence( PageSequence pageSequen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Renderer.renderPage( PageViewport p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Renderer.renderBeforeFloat( BeforeFloat b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nderer.mimicRenderer(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nderer.renderViewport( Viewport view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Renderer.startVParea( CTM ctm , Rectangle2D clipping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nderer.addTraitAttributes( Area area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XMLRenderer.renderText( TextArea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Renderer.renderInlineParent( InlineParent 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nderer.renderForeignObject( ForeignObject fo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Renderer.renderMainReference( MainReference m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nderer.renderLeader( Leader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Renderer.XML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nderer.renderContainer( Container co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enderer.renderBookmarkTree( BookmarkData bookmark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Renderer.renderFootnote( Footnote footn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nderer.startRenderer( OutputStream output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Renderer.setUserAgent( FOUserAgent ag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nderer.renderDestination( DestinationData destin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Renderer.renderReferenceArea( Block bl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nderer.handleExtensionAttachments( List attachm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Renderer.renderInlineSpace( Space 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Renderer.setCompactFormat( boolean comp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nderer.addAreaAttributes( Area are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Renderer.renderLineArea( LineArea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Renderer.renderInlineArea( InlineArea inline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Renderer.renderWord( WordArea wor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Renderer.transferForeignObjects( AreaTreeObject a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Renderer.renderInlineBlockParent( InlineBlockParent ib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nderer.endVP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nderer.renderBookmarkItem( BookmarkData b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Renderer.setupFontInfo( FontInfo inFont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Renderer.renderBlock( Block block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XMLRenderer.renderSpace( SpaceArea 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Renderer.renderImage( Image image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Renderer.stopRender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Renderer.endPageSequ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Renderer.renderRegionViewport( RegionViewport por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